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2.547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4.18cm"/>
    </style:style>
    <style:style style:name="co14" style:family="table-column">
      <style:table-column-properties fo:break-before="auto" style:column-width="3.535cm"/>
    </style:style>
    <style:style style:name="co15" style:family="table-column">
      <style:table-column-properties fo:break-before="auto" style:column-width="3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5" style:family="table-cell" style:parent-style-name="Default">
      <style:table-cell-properties fo:background-color="#ff972f"/>
    </style:style>
    <style:style style:name="ce6" style:family="table-cell" style:parent-style-name="Default">
      <style:table-cell-properties fo:border-bottom="none" fo:background-color="#ff972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ff972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972f" fo:border-left="0.06pt solid #000000" fo:border-right="none" fo:border-top="none"/>
    </style:style>
    <style:style style:name="ce9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fo:border="0.06pt solid #000000"/>
    </style:style>
    <style:style style:name="ce11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972f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19" style:family="table-cell" style:parent-style-name="Default">
      <style:table-cell-properties fo:border-bottom="none" fo:background-color="#ff972f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972f" fo:border-left="none" fo:border-right="none" fo:border-top="none"/>
    </style:style>
    <style:style style:name="ce21" style:family="table-cell" style:parent-style-name="Default" style:data-style-name="N53">
      <style:table-cell-properties fo:background-color="#e8f2a1" fo:border="0.06pt solid #000000"/>
    </style:style>
    <style:style style:name="ce22" style:family="table-cell" style:parent-style-name="Default">
      <style:table-cell-properties fo:border-bottom="none" fo:background-color="#ff972f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972f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972f" fo:border-left="none" fo:border-right="0.06pt solid #000000" fo:border-top="none"/>
    </style:style>
    <style:style style:name="ce25" style:family="table-cell" style:parent-style-name="Default">
      <style:table-cell-properties fo:background-color="#ffaa95" fo:border="0.06pt solid #000000"/>
    </style:style>
    <style:style style:name="ce26" style:family="table-cell" style:parent-style-name="Default">
      <style:table-cell-properties fo:background-color="#b4c7dc" fo:border="0.06pt solid #000000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lag Description </text:p>
          </table:table-cell>
          <table:table-cell office:value-type="string" calcext:value-type="string">
            <text:p>ODV</text:p>
          </table:table-cell>
          <table:table-cell office:value-type="string" calcext:value-type="string">
            <text:p>GTSPP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SEADATANET</text:p>
          </table:table-cell>
          <table:table-cell office:value-type="string" calcext:value-type="string">
            <text:p>ESEAS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ODSTATION</text:p>
          </table:table-cell>
          <table:table-cell office:value-type="string" calcext:value-type="string">
            <text:p>WOCEBOTTLE</text:p>
          </table:table-cell>
          <table:table-cell office:value-type="string" calcext:value-type="string">
            <text:p>WOCECTD</text:p>
          </table:table-cell>
          <table:table-cell office:value-type="string" calcext:value-type="string">
            <text:p>WOCESAMPLE</text:p>
          </table:table-cell>
          <table:table-cell office:value-type="string" calcext:value-type="string">
            <text:p>QARTOD</text:p>
          </table:table-cell>
          <table:table-cell office:value-type="string" calcext:value-type="string">
            <text:p>BODC</text:p>
          </table:table-cell>
          <table:table-cell office:value-type="string" calcext:value-type="string">
            <text:p>PANGAEA</text:p>
          </table:table-cell>
          <table:table-cell office:value-type="string" calcext:value-type="string">
            <text:p>SMHI</text:p>
          </table:table-cell>
          <table:table-cell office:value-type="string" calcext:value-type="string">
            <text:p>OceanSITES</text:p>
          </table:table-cell>
          <table:table-cell office:value-type="string" calcext:value-type="string">
            <text:p>IODE</text:p>
          </table:table-cell>
        </table:table-row>
        <table:table-row table:style-name="ro1">
          <table:table-cell office:value-type="string" calcext:value-type="string">
            <text:p>good qualit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known quality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able qualit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quality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Sheet2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//&lt;sdn_reference xlink:href="http://seadata.bsh.de/cgi-csr/XML/xmlDownload_V2.pl?edmo=269&amp;identifier=GN36199704604" xlink:role="isObservedBy" xlink:type="SDN:L23::CSR"/&gt;</text:p>
          </table:table-cell>
          <table:table-cell table:style-name="ce16" table:number-columns-repeated="10"/>
          <table:table-cell table:style-name="ce27"/>
          <table:table-cell table:number-columns-repeated="1012"/>
        </table:table-row>
        <table:table-row table:style-name="ro1">
          <table:table-cell table:style-name="ce3" office:value-type="string" calcext:value-type="string">
            <text:p>//&lt;sdn_reference xlink:href="http://vocab.nerc.ac.uk/collection/C17/current/36AE" xlink:role="isObservedBy" xlink:type="SDN:L23::NVS2CON"/&gt;</text:p>
          </table:table-cell>
          <table:table-cell table:style-name="ce17" table:number-columns-repeated="10"/>
          <table:table-cell table:style-name="ce28"/>
          <table:table-cell table:number-columns-repeated="1012"/>
        </table:table-row>
        <table:table-row table:style-name="ro1">
          <table:table-cell table:style-name="ce3" office:value-type="string" calcext:value-type="string">
            <text:p>//&lt;sdn_reference xlink:href="http://seadatanet.maris2.nl/v_cdi_v3/print_xml.asp?edmo=269&amp;identifier=GN36199764604001_0MNB4_269_G04" xlink:role="isDescribedBy" xlink:type="SDN:L23::CDI" sdn:scope="269:GN36199764604001_0MNB4_269_G04"/&gt;</text:p>
          </table:table-cell>
          <table:table-cell table:style-name="ce17" table:number-columns-repeated="10"/>
          <table:table-cell table:style-name="ce28"/>
          <table:table-cell table:number-columns-repeated="1012"/>
        </table:table-row>
        <table:table-row table:style-name="ro1">
          <table:table-cell table:style-name="ce3" office:value-type="string" calcext:value-type="string">
            <text:p>//&lt;sdn_reference xlink:href="http://seadatanet.maris2.nl/v_cdi_v3/print_xml.asp?edmo=269&amp;identifier=GN36199764604001_0MSB5_269_G04" xlink:role="isDescribedBy" xlink:type="SDN:L23::CDI" sdn:scope="269:GN36199764604001_0MSB5_269_G04"/&gt;</text:p>
          </table:table-cell>
          <table:table-cell table:style-name="ce17" table:number-columns-repeated="10"/>
          <table:table-cell table:style-name="ce28"/>
          <table:table-cell table:number-columns-repeated="1012"/>
        </table:table-row>
        <table:table-row table:style-name="ro1">
          <table:table-cell table:style-name="ce4" office:value-type="string" calcext:value-type="string">
            <text:p>//&lt;sdn_reference xlink:href="http://seadatanet.maris2.nl/v_cdi_v3/print_xml.asp?edmo=269&amp;identifier=GN36199764604001_0MSB6_269_G04" xlink:role="isDescribedBy" xlink:type="SDN:L23::CDI" sdn:scope="269:GN36199764604001_0MSB6_269_G04"/&gt;</text:p>
          </table:table-cell>
          <table:table-cell table:style-name="ce18" table:number-columns-repeated="10"/>
          <table:table-cell table:style-name="ce29"/>
          <table:table-cell table:number-columns-repeated="1012"/>
        </table:table-row>
        <table:table-row table:style-name="ro1">
          <table:table-cell table:style-name="ce5" office:value-type="string" calcext:value-type="string">
            <text:p>//SDN_parameter_mapping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//&lt;subject&gt;SDN:LOCAL:COREDIST&lt;/subject&gt;&lt;object&gt;SDN:P01::COREDIST&lt;/object&gt;&lt;units&gt;SDN:P06::ULAA&lt;/units&gt;</text:p>
          </table:table-cell>
          <table:table-cell table:style-name="ce19" table:number-columns-repeated="4"/>
          <table:table-cell table:style-name="ce22"/>
          <table:table-cell table:number-columns-repeated="1018"/>
        </table:table-row>
        <table:table-row table:style-name="ro1">
          <table:table-cell table:style-name="ce7" office:value-type="string" calcext:value-type="string">
            <text:p>//&lt;subject&gt;SDN:LOCAL:Lithium Li&lt;/subject&gt;&lt;object&gt;SDN:P01::LISEDAD1&lt;/object&gt;&lt;units&gt;SDN:P06::UMKG&lt;/units&gt;</text:p>
          </table:table-cell>
          <table:table-cell table:style-name="ce5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7" office:value-type="string" calcext:value-type="string">
            <text:p>//&lt;subject&gt;SDN:LOCAL:Scandium Sc&lt;/subject&gt;&lt;object&gt;SDN:P01::HCMR0011&lt;/object&gt;&lt;units&gt;SDN:P06::UMKG&lt;/units&gt;</text:p>
          </table:table-cell>
          <table:table-cell table:style-name="ce5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7" office:value-type="string" calcext:value-type="string">
            <text:p>//&lt;subject&gt;SDN:LOCAL:Titanium Ti&lt;/subject&gt;&lt;object&gt;SDN:P01::RWSSED04&lt;/object&gt;&lt;units&gt;SDN:P06::UGKG&lt;/units&gt;</text:p>
          </table:table-cell>
          <table:table-cell table:style-name="ce5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8" office:value-type="string" calcext:value-type="string">
            <text:p>//&lt;subject&gt;SDN:LOCAL:Vanadium V&lt;/subject&gt;&lt;object&gt;SDN:P01::RWSSED02&lt;/object&gt;&lt;units&gt;SDN:P06::UMKG&lt;/units&gt;</text:p>
          </table:table-cell>
          <table:table-cell table:style-name="ce20" table:number-columns-repeated="4"/>
          <table:table-cell table:style-name="ce24"/>
          <table:table-cell table:number-columns-repeated="101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ruise</text:p>
          </table:table-cell>
          <table:table-cell table:style-name="ce9" office:value-type="string" calcext:value-type="string">
            <text:p>Sta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YYYY-MM-DDThh:mm:ss.sss</text:p>
          </table:table-cell>
          <table:table-cell table:style-name="ce9" office:value-type="string" calcext:value-type="string">
            <text:p>Longitude [degrees_east]</text:p>
          </table:table-cell>
          <table:table-cell table:style-name="ce9" office:value-type="string" calcext:value-type="string">
            <text:p>Latitude [degrees_north]</text:p>
          </table:table-cell>
          <table:table-cell table:style-name="ce9" office:value-type="string" calcext:value-type="string">
            <text:p>LOCAL_CDI_ID</text:p>
          </table:table-cell>
          <table:table-cell table:style-name="ce9" office:value-type="string" calcext:value-type="string">
            <text:p>EDMO_code</text:p>
          </table:table-cell>
          <table:table-cell table:style-name="ce9" office:value-type="string" calcext:value-type="string">
            <text:p>Bot. Depth [m]</text:p>
          </table:table-cell>
          <table:table-cell table:style-name="ce14" office:value-type="string" calcext:value-type="string">
            <text:p>COREDIST [m]</text:p>
          </table:table-cell>
          <table:table-cell table:style-name="ce15" office:value-type="string" calcext:value-type="string">
            <text:p>QV:SEADATANET</text:p>
          </table:table-cell>
          <table:table-cell table:style-name="ce14" office:value-type="string" calcext:value-type="string">
            <text:p>Lithium Li [mg/kg]</text:p>
          </table:table-cell>
          <table:table-cell table:style-name="ce15" office:value-type="string" calcext:value-type="string">
            <text:p>QV:SEADATANET</text:p>
          </table:table-cell>
          <table:table-cell table:style-name="ce14" office:value-type="string" calcext:value-type="string">
            <text:p>Scandium Sc [mg/kg]</text:p>
          </table:table-cell>
          <table:table-cell table:style-name="ce15" office:value-type="string" calcext:value-type="string">
            <text:p>QV:SEADATANET</text:p>
          </table:table-cell>
          <table:table-cell table:style-name="ce14" office:value-type="string" calcext:value-type="string">
            <text:p>Titanium Ti [g/kg]</text:p>
          </table:table-cell>
          <table:table-cell table:style-name="ce15" office:value-type="string" calcext:value-type="string">
            <text:p>QV:SEADATANET</text:p>
          </table:table-cell>
          <table:table-cell table:style-name="ce14" office:value-type="string" calcext:value-type="string">
            <text:p>Vanadium V [mg/kg]</text:p>
          </table:table-cell>
          <table:table-cell table:style-name="ce15" office:value-type="string" calcext:value-type="string">
            <text:p>QV:SEADATANET</text:p>
          </table:table-cell>
          <table:table-cell table:style-name="ce30" table:number-columns-repeated="1005"/>
        </table:table-row>
        <table:table-row table:style-name="ro1">
          <table:table-cell office:value-type="string" calcext:value-type="string">
            <text:p>df_var</text:p>
          </table:table-cell>
          <table:table-cell table:style-name="ce10" office:value-type="string" calcext:value-type="string">
            <text:p>MNB4</text:p>
          </table:table-cell>
          <table:table-cell table:style-name="ce10" office:value-type="string" calcext:value-type="string">
            <text:p>*</text:p>
          </table:table-cell>
          <table:table-cell table:style-name="ce21" office:value-type="date" office:date-value="1997-09-01" calcext:value-type="date">
            <text:p>1997-09-01T00:00:00</text:p>
          </table:table-cell>
          <table:table-cell table:style-name="ce10" office:value-type="float" office:value="25.511" calcext:value-type="float">
            <text:p>25.511</text:p>
          </table:table-cell>
          <table:table-cell table:style-name="ce10" office:value-type="float" office:value="39.778" calcext:value-type="float">
            <text:p>39.778</text:p>
          </table:table-cell>
          <table:table-cell table:style-name="ce10" office:value-type="string" calcext:value-type="string">
            <text:p>GN36199764604001_0MNB4_269_G04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95" calcext:value-type="float">
            <text:p>95</text:p>
          </table:table-cell>
          <table:table-cell table:style-name="ce25" office:value-type="float" office:value="0.005" calcext:value-type="float">
            <text:p>0.0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105" calcext:value-type="float">
            <text:p>0.1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205" calcext:value-type="float">
            <text:p>0.2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TPII-MATER/M2BN-AUG97</text:p>
          </table:table-cell>
          <table:table-cell table:style-name="ce10" office:value-type="string" calcext:value-type="string">
            <text:p>MSB5</text:p>
          </table:table-cell>
          <table:table-cell table:style-name="ce10" office:value-type="string" calcext:value-type="string">
            <text:p>*</text:p>
          </table:table-cell>
          <table:table-cell table:style-name="ce21" office:value-type="date" office:date-value="1997-09-01" calcext:value-type="date">
            <text:p>1997-09-01T00:00:00</text:p>
          </table:table-cell>
          <table:table-cell table:style-name="ce10" office:value-type="float" office:value="24.683" calcext:value-type="float">
            <text:p>24.683</text:p>
          </table:table-cell>
          <table:table-cell table:style-name="ce10" office:value-type="float" office:value="36.193" calcext:value-type="float">
            <text:p>36.193</text:p>
          </table:table-cell>
          <table:table-cell table:style-name="ce10" office:value-type="string" calcext:value-type="string">
            <text:p>GN36199764604001_0MSB5_269_G04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255" calcext:value-type="float">
            <text:p>1255</text:p>
          </table:table-cell>
          <table:table-cell table:style-name="ce25" office:value-type="float" office:value="0.005" calcext:value-type="float">
            <text:p>0.0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105" calcext:value-type="float">
            <text:p>0.1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205" calcext:value-type="float">
            <text:p>0.2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26" calcext:value-type="float">
            <text:p>0.26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315" calcext:value-type="float">
            <text:p>0.31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TPII-MATER/M2BN-AUG97</text:p>
          </table:table-cell>
          <table:table-cell table:style-name="ce10" office:value-type="string" calcext:value-type="string">
            <text:p>MSB6</text:p>
          </table:table-cell>
          <table:table-cell table:style-name="ce10" office:value-type="string" calcext:value-type="string">
            <text:p>*</text:p>
          </table:table-cell>
          <table:table-cell table:style-name="ce21" office:value-type="date" office:date-value="1997-09-01" calcext:value-type="date">
            <text:p>1997-09-01T00:00:00</text:p>
          </table:table-cell>
          <table:table-cell table:style-name="ce10" office:value-type="float" office:value="25.705" calcext:value-type="float">
            <text:p>25.70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GN36199764604001_0MSB6_269_G04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300" calcext:value-type="float">
            <text:p>1300</text:p>
          </table:table-cell>
          <table:table-cell table:style-name="ce25" office:value-type="float" office:value="0.005" calcext:value-type="float">
            <text:p>0.00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055" calcext:value-type="float">
            <text:p>0.05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155" calcext:value-type="float">
            <text:p>0.15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10" table:number-columns-repeated="8"/>
          <table:table-cell table:style-name="ce25" office:value-type="float" office:value="0.29" calcext:value-type="float">
            <text:p>0.29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2">
          <table:table-cell table:style-name="ce11" office:value-type="string" calcext:value-type="string">
            <text:p>Header Comments</text:p>
          </table:table-cell>
          <table:table-cell office:value-type="string" calcext:value-type="string">
            <text:p>Can contain text rows showing the last tool used to generate file. Or anything really…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taset External </text:p>
            <text:p>References</text:p>
          </table:table-cell>
          <table:table-cell office:value-type="string" calcext:value-type="string">
            <text:p>Psuedo-xml. Can cause errors in standard XML parsers. 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Variable Parameters </text:p>
            <text:p>Semantic Mapping</text:p>
          </table:table-cell>
          <table:table-cell office:value-type="string" calcext:value-type="string">
            <text:p>Some kind of non-standard semantic type of metadata. Does not always match to every data column. Some kind of relation between the measurement instrument, standard name and units 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etaData Columns</text:p>
          </table:table-cell>
          <table:table-cell office:value-type="string" calcext:value-type="string">
            <text:p>Blank rows inherit from above. 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Data Columns</text:p>
          </table:table-cell>
          <table:table-cell office:value-type="string" calcext:value-type="string">
            <text:p>Match to QV column to the right. Should have standard name and units in column titl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Data QC Columns</text:p>
          </table:table-cell>
          <table:table-cell office:value-type="string" calcext:value-type="string">
            <text:p>Match to Data column to the left. Description of values is from the QV:&lt;QV value source&gt; column title. Many, many different possibilites. 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2:05:49.288996577</meta:creation-date>
    <dc:date>2022-06-08T14:17:35.308657377</dc:date>
    <meta:editing-duration>PT7H20M6S</meta:editing-duration>
    <meta:editing-cycles>7</meta:editing-cycles>
    <meta:generator>LibreOffice/7.2.7.2$Linux_X86_64 LibreOffice_project/20$Build-2</meta:generator>
    <meta:document-statistic meta:table-count="2" meta:cell-count="271" meta:object-count="0"/>
  </office:meta>
</office:document-meta>
</file>